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paragraph-rsid="0010b88a"/>
    </style:style>
    <style:style style:name="P2" style:family="paragraph" style:parent-style-name="Standard">
      <style:paragraph-properties fo:text-align="end" style:justify-single-word="false"/>
      <style:text-properties style:font-name="Ubuntu" officeooo:paragraph-rsid="0010b88a"/>
    </style:style>
    <style:style style:name="P3" style:family="paragraph" style:parent-style-name="Standard">
      <style:paragraph-properties fo:text-align="center" style:justify-single-word="false"/>
      <style:text-properties style:font-name="Ubuntu" officeooo:paragraph-rsid="0010b88a"/>
    </style:style>
    <style:style style:name="P4" style:family="paragraph" style:parent-style-name="Standard">
      <style:paragraph-properties fo:line-height="200%" fo:text-align="center" style:justify-single-word="false"/>
      <style:text-properties style:font-name="Ubuntu" fo:font-weight="bold" officeooo:paragraph-rsid="0010b88a" style:font-weight-asian="bold" style:font-weight-complex="bold"/>
    </style:style>
    <style:style style:name="P5" style:family="paragraph" style:parent-style-name="Standard">
      <style:paragraph-properties fo:line-height="200%" fo:text-align="center" style:justify-single-word="false"/>
      <style:text-properties style:font-name="Ubuntu" officeooo:paragraph-rsid="0010b88a"/>
    </style:style>
    <style:style style:name="P6" style:family="paragraph" style:parent-style-name="Standard">
      <style:paragraph-properties fo:line-height="200%" fo:text-align="end" style:justify-single-word="false"/>
      <style:text-properties style:font-name="Ubuntu" officeooo:rsid="0010b88a" officeooo:paragraph-rsid="0010b88a"/>
    </style:style>
    <style:style style:name="P7" style:family="paragraph" style:parent-style-name="Standard">
      <style:paragraph-properties fo:line-height="200%" fo:text-align="start" style:justify-single-word="false"/>
      <style:text-properties style:font-name="Ubuntu" officeooo:rsid="0010b88a" officeooo:paragraph-rsid="0010b88a"/>
    </style:style>
    <style:style style:name="P8" style:family="paragraph" style:parent-style-name="Standard">
      <style:paragraph-properties fo:line-height="200%" fo:text-align="start" style:justify-single-word="false"/>
      <style:text-properties style:font-name="Ubuntu" officeooo:rsid="0010b88a" officeooo:paragraph-rsid="00112bf2"/>
    </style:style>
    <style:style style:name="P9" style:family="paragraph" style:parent-style-name="Standard">
      <style:paragraph-properties fo:line-height="200%" fo:text-align="start" style:justify-single-word="false"/>
      <style:text-properties style:font-name="Ubuntu" officeooo:rsid="0010b88a" officeooo:paragraph-rsid="0016a3ec"/>
    </style:style>
    <style:style style:name="P10" style:family="paragraph" style:parent-style-name="Standard">
      <style:paragraph-properties fo:line-height="200%" fo:text-align="start" style:justify-single-word="false"/>
      <style:text-properties style:font-name="Ubuntu" officeooo:rsid="001296f7" officeooo:paragraph-rsid="001296f7"/>
    </style:style>
    <style:style style:name="P11" style:family="paragraph" style:parent-style-name="Standard">
      <style:paragraph-properties fo:line-height="200%" fo:text-align="start" style:justify-single-word="false"/>
      <style:text-properties style:font-name="Ubuntu" officeooo:rsid="001296f7" officeooo:paragraph-rsid="0015212d"/>
    </style:style>
    <style:style style:name="P12" style:family="paragraph" style:parent-style-name="Standard">
      <style:paragraph-properties fo:line-height="200%" fo:text-align="start" style:justify-single-word="false"/>
      <style:text-properties style:font-name="Ubuntu" officeooo:rsid="001296f7" officeooo:paragraph-rsid="00166e1d"/>
    </style:style>
    <style:style style:name="P13" style:family="paragraph" style:parent-style-name="Standard">
      <style:paragraph-properties fo:line-height="200%" fo:text-align="start" style:justify-single-word="false"/>
      <style:text-properties style:font-name="Ubuntu" officeooo:rsid="001296f7" officeooo:paragraph-rsid="0016a3ec"/>
    </style:style>
    <style:style style:name="P14" style:family="paragraph" style:parent-style-name="Standard">
      <style:paragraph-properties fo:line-height="200%" fo:text-align="end" style:justify-single-word="false"/>
      <style:text-properties style:font-name="Ubuntu" officeooo:rsid="0016a3ec" officeooo:paragraph-rsid="0016a3ec"/>
    </style:style>
    <style:style style:name="T1" style:family="text">
      <style:text-properties officeooo:rsid="001f037d"/>
    </style:style>
    <style:style style:name="T2" style:family="text">
      <style:text-properties officeooo:rsid="000a7e07"/>
    </style:style>
    <style:style style:name="T3" style:family="text">
      <style:text-properties style:font-name="Ubuntu"/>
    </style:style>
    <style:style style:name="T4" style:family="text">
      <style:text-properties style:font-name="Ubuntu" officeooo:rsid="001f037d"/>
    </style:style>
    <style:style style:name="T5" style:family="text">
      <style:text-properties officeooo:rsid="0010b88a"/>
    </style:style>
    <style:style style:name="T6" style:family="text">
      <style:text-properties fo:font-style="italic" style:font-style-asian="italic" style:font-style-complex="italic"/>
    </style:style>
    <style:style style:name="T7" style:family="text">
      <style:text-properties fo:font-style="italic" officeooo:rsid="00135de6" style:font-style-asian="italic" style:font-style-complex="italic"/>
    </style:style>
    <style:style style:name="T8" style:family="text">
      <style:text-properties fo:font-style="italic" officeooo:rsid="0010be63" style:font-style-asian="italic" style:font-style-complex="italic"/>
    </style:style>
    <style:style style:name="T9" style:family="text">
      <style:text-properties fo:font-style="italic" officeooo:rsid="0016a3e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0be63" style:font-style-asian="normal" style:font-style-complex="normal"/>
    </style:style>
    <style:style style:name="T13" style:family="text">
      <style:text-properties fo:font-style="normal" officeooo:rsid="00112bf2" style:font-style-asian="normal" style:font-style-complex="normal"/>
    </style:style>
    <style:style style:name="T14" style:family="text">
      <style:text-properties fo:font-style="normal" officeooo:rsid="001296f7" style:font-style-asian="normal" style:font-style-complex="normal"/>
    </style:style>
    <style:style style:name="T15" style:family="text">
      <style:text-properties fo:font-style="normal" officeooo:rsid="00135de6" style:font-style-asian="normal" style:font-style-complex="normal"/>
    </style:style>
    <style:style style:name="T16" style:family="text">
      <style:text-properties fo:font-style="normal" officeooo:rsid="00136c87" style:font-style-asian="normal" style:font-style-complex="normal"/>
    </style:style>
    <style:style style:name="T17" style:family="text">
      <style:text-properties fo:font-style="normal" officeooo:rsid="001408ce" style:font-style-asian="normal" style:font-style-complex="normal"/>
    </style:style>
    <style:style style:name="T18" style:family="text">
      <style:text-properties fo:font-style="normal" officeooo:rsid="0015212d" style:font-style-asian="normal" style:font-style-complex="normal"/>
    </style:style>
    <style:style style:name="T19" style:family="text">
      <style:text-properties fo:font-style="normal" officeooo:rsid="00166e1d" style:font-style-asian="normal" style:font-style-complex="normal"/>
    </style:style>
    <style:style style:name="T20" style:family="text">
      <style:text-properties fo:font-style="normal" officeooo:rsid="0016a3ec" style:font-style-asian="normal" style:font-style-complex="normal"/>
    </style:style>
    <style:style style:name="T21" style:family="text">
      <style:text-properties fo:font-style="normal" officeooo:rsid="00187121"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color="#c9211e" fo:font-style="normal" style:font-style-asian="normal" style:font-style-complex="normal"/>
    </style:style>
    <style:style style:name="T24" style:family="text">
      <style:text-properties fo:color="#c9211e" fo:font-style="normal" officeooo:rsid="00135de6" style:font-style-asian="normal" style:font-style-complex="normal"/>
    </style:style>
    <style:style style:name="T25" style:family="text">
      <style:text-properties officeooo:rsid="0016a3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p>
      <text:p text:style-name="P3"/>
      <text:p text:style-name="P3"/>
      <text:p text:style-name="P3"/>
      <text:p text:style-name="P3"/>
      <text:p text:style-name="P3"/>
      <text:p text:style-name="P3"/>
      <text:p text:style-name="P4">Discussion B<text:span text:style-name="T1">oard </text:span><text:span text:style-name="T5">7</text:span><text:span text:style-name="T1">.1 – </text:span><text:span text:style-name="T5">Classes</text:span></text:p>
      <text:p text:style-name="P5">Eric McCool</text:p>
      <text:p text:style-name="P1"><text:span text:style-name="T3">Bellevue University - </text:span><text:span text:style-name="T4">College</text:span><text:span text:style-name="T3"> of Science and Technology</text:span></text:p>
      <text:p text:style-name="P5">Web231-339A Enterprise JavaScript I</text:p>
      <text:p text:style-name="P5">Professor Krasso</text:p>
      <text:p text:style-name="P5"><text:span text:style-name="T1">November </text:span><text:span text:style-name="T2">2</text:span><text:span text:style-name="T5">9</text:span>, 202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2</text:p>
      <text:p text:style-name="P7"><text:tab/>This week we look at classes in JS, what they are, what constructors are, why you would use classes in JS, and what some advantages and disadvantages to using classes might be. </text:p>
      <text:p text:style-name="P7"><text:tab/>First, what is a class? A class is a <text:span text:style-name="T25">new level of abstraction and a </text:span>‘blueprint’ to create an instance of an object. A class is different than a data-structure in that it contains data that influences the behavior of the object, while a data-structure just holds data. For instance, the string “Hello World!” is just data. It does nothing <text:span text:style-name="T6">to </text:span><text:span text:style-name="T11"><text:s/>the data. It just represents the data. A class might hold the string, as well as other data-types, but these properties can be changed with its </text:span><text:span text:style-name="T18">own </text:span><text:span text:style-name="T11">class methods. For example, a class would build an instance of a bank customer, giving them a name, an address, and an account balance </text:span><text:span text:style-name="T12">by using its constructor</text:span><text:span text:style-name="T11">. </text:span><text:span text:style-name="T12">It has now constructed an object named ‘Bob’ with an address an</text:span><text:span text:style-name="T13">d</text:span><text:span text:style-name="T12"> a balance of $40. </text:span><text:span text:style-name="T11">A class method would then change the balance every time money is withdrawn or deposited </text:span><text:span text:style-name="T13">by way of its methods</text:span><text:span text:style-name="T11">, </text:span><text:span text:style-name="T12">while a data-structure of ‘balance = $40’ has no methods of its own. It would be changed based on function calls not held within a class, </text:span><text:span text:style-name="T20">or an iterative loop like we have seen using i++</text:span><text:span text:style-name="T12">. Remember, a function is on its own and a method is a function on an object. In short, I think of the class as ‘behavior’ and a structure as ‘data.’</text:span><text:span text:style-name="T11"> </text:span></text:p>
      <text:p text:style-name="P9"><text:span text:style-name="T11"><text:tab/></text:span><text:span text:style-name="T12">While JS was designed as a scripting language, it has matured into a full-fledged programming language. Scripting sounds different than object-oriented, but at the end of the day, everything in JS is an object, yes? A string is an object, a variable is an object, etc. Therefore, </text:span><text:span text:style-name="T8">by definition</text:span><text:span text:style-name="T12">, JS could </text:span><text:span text:style-name="T20">(and probably should) </text:span><text:span text:style-name="T12">be considered an object-oriented language </text:span><text:span text:style-name="T20">with the addition of the </text:span><text:span text:style-name="T9">class </text:span><text:span text:style-name="T20"><text:s/>keyword</text:span><text:span text:style-name="T12">. What is a class? It is a blueprint for an object. </text:span></text:p>
      <text:p text:style-name="P9"><text:span text:style-name="T12"><text:tab/></text:span></text:p>
      <text:p text:style-name="P9"><text:span text:style-name="T12"/></text:p>
      <text:p text:style-name="P14"><text:soft-page-break/><text:span text:style-name="T12">3</text:span></text:p>
      <text:p text:style-name="P9"><text:span text:style-name="T12"><text:tab/></text:span><text:span text:style-name="T20">W</text:span><text:span text:style-name="T13">hy would we use a class in JS? Well, there seems to be many arguments both for an against if you look online. I found dozens of examples, but I think I will just freestyle this one. While classes in JS can be made very difficult to understand and use if one so chooses </text:span></text:p>
      <text:p text:style-name="P8"><text:span text:style-name="T13">(apparently binding and the keyword ‘this’ are the biggest drawbacks I have found), they can also be written cleanly and simply to help with readability </text:span><text:span text:style-name="T16">and modularity</text:span><text:span text:style-name="T13">. While I do not have a bunch of experience with classes in JS, </text:span><text:span text:style-name="T14">yet, </text:span><text:span text:style-name="T13">I have found them great to use in other languages. </text:span><text:span text:style-name="T21">For example, i</text:span><text:span text:style-name="T13">t allows code to be separated into different files, </text:span><text:span text:style-name="T19">making a crazy-long program much shorter and easier to differentiate and read</text:span><text:span text:style-name="T13">. Using the bank customer from above, if I were to put that class into its own file, I could then re-call </text:span><text:span text:style-name="T19">(import)</text:span><text:span text:style-name="T13"> that object </text:span><text:span text:style-name="T14">constructor </text:span><text:span text:style-name="T13">later on if I was creating a different app </text:span><text:span text:style-name="T14">and needed a bank customer</text:span><text:span text:style-name="T13">, without having to rewrite everything. Mmmm...reusability. </text:span><text:span text:style-name="T14">I can be lazy like that.</text:span></text:p>
      <text:p text:style-name="P8"><text:span text:style-name="T14"><text:tab/>Since I touched on the keyword ‘this’ a moment ago, I will try to explain it a little from my own </text:span><text:span text:style-name="T20">practical </text:span><text:span text:style-name="T14">use and understanding. I hope this helps. Take the constructor:</text:span></text:p>
      <text:p text:style-name="P10"><text:span text:style-name="T23">constructor customer (</text:span><text:span text:style-name="T24">title</text:span><text:span text:style-name="T23">, balance) { </text:span><text:span text:style-name="T11"><text:s text:c="5"/>← </text:span><text:span text:style-name="T15">title</text:span><text:span text:style-name="T11"> and balance are parameters.</text:span></text:p>
      <text:p text:style-name="P10"><text:span text:style-name="T11"><text:tab/></text:span><text:span text:style-name="T23">let this.name = </text:span><text:span text:style-name="T24">title</text:span><text:span text:style-name="T23">; </text:span><text:span text:style-name="T11"><text:s text:c="8"/>← the argument passed into the constructor through the <text:tab/><text:tab/><text:tab/><text:tab/><text:tab/><text:tab/>parameter is on the right-side of the assignment operator.</text:span></text:p>
      <text:p text:style-name="P10"><text:span text:style-name="T11"><text:tab/><text:tab/><text:tab/><text:tab/><text:tab/></text:span><text:span text:style-name="T16">(Sometimes our examples in books and online will use <text:tab/><text:tab/><text:tab/><text:tab/><text:tab/><text:tab/>‘name’ as the parameter, and name for everything else. <text:tab/><text:tab/><text:tab/><text:tab/><text:tab/><text:tab/>This confuse</text:span><text:span text:style-name="T17">s</text:span><text:span text:style-name="T16"> the heck out me. </text:span><text:span text:style-name="T17">By u</text:span><text:span text:style-name="T16">sing title, </text:span><text:span text:style-name="T17">I hope I made <text:tab/><text:tab/><text:tab/><text:tab/><text:tab/>it easier to follow).</text:span></text:p>
      <text:p text:style-name="P13"><text:span text:style-name="T11"><text:tab/>On the left-side of the assignment operator, we are saying that ‘name’ (the </text:span><text:span text:style-name="T17">title </text:span><text:span text:style-name="T11"><text:s/></text:span><text:span text:style-name="T17">parameter who’s</text:span><text:span text:style-name="T11"> argument </text:span><text:span text:style-name="T17">is</text:span><text:span text:style-name="T11"> ‘Bob’, in this case) that was passed to the constructor is now the ‘name’ for ‘this’ object – and </text:span><text:span text:style-name="T10">only</text:span><text:span text:style-name="T22"> </text:span><text:span text:style-name="T11">this ‘</text:span><text:span text:style-name="T15">Bob’ </text:span><text:span text:style-name="T11">object. Bob </text:span><text:span text:style-name="T15">was</text:span><text:span text:style-name="T11"> probably assigned to a new variable or </text:span><text:span text:style-name="T15">map or array, or whatever (data-structure)</text:span><text:span text:style-name="T11">, when the </text:span><text:span text:style-name="T15">call came to make a new </text:span></text:p>
      <text:p text:style-name="P14"><text:soft-page-break/><text:span text:style-name="T15">4</text:span></text:p>
      <text:p text:style-name="P13"><text:span text:style-name="T15">bank customer object. </text:span><text:span text:style-name="T18">S</text:span><text:span text:style-name="T15">o that data-structure has a name property now with a value of ‘Bob.’ When the next call to create a </text:span><text:span text:style-name="T16">new </text:span><text:span text:style-name="T15">bank customer comes in for a Carl-object, Carl will </text:span></text:p>
      <text:p text:style-name="P12"><text:span text:style-name="T15">be the argument passed to the constructor’s title parameter. It will then be assigned to ‘this’ name property for the new object </text:span><text:span text:style-name="T19">only – not the Bob-object from earlier</text:span><text:span text:style-name="T15">. </text:span></text:p>
      <text:p text:style-name="P11"><text:span text:style-name="T15"><text:tab/>This is why I like classes. </text:span><text:span text:style-name="T18">I can save them as their own files. </text:span><text:span text:style-name="T17">They are like their</text:span><text:span text:style-name="T15"> own little program</text:span><text:span text:style-name="T17">s</text:span><text:span text:style-name="T15"> </text:span><text:span text:style-name="T7">outside </text:span><text:span text:style-name="T15">the main program that I can call and use in </text:span><text:span text:style-name="T7">any </text:span><text:span text:style-name="T16">program that I write in the future. </text:span><text:span text:style-name="T18">I just have to import it into my new program without re-writing all the code that is in them. </text:span><text:span text:style-name="T16">The hardest part is just remembering where I saved it so I can use it again =)</text:span></text:p>
      <text:p text:style-name="P11"><text:span text:style-name="T16"><text:tab/></text:span><text:span text:style-name="T18">As my disclaimer stated, I am just freestyling this one. I have no references. I am going strictly by my understanding of classes and objects from previous programming courses </text:span><text:span text:style-name="T21">and practical experience in working with them</text:span><text:span text:style-name="T18">. I have studied a couple </text:span><text:span text:style-name="T21">other </text:span><text:span text:style-name="T18">purely OOP languages. If my logic is flawed, don’t hesitate to change my mind. Be good.</text:span></text:p>
      <text:p text:style-name="P7"><text:span text:style-name="T11"><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9T09:30:34.204193628</meta:creation-date>
    <dc:date>2022-11-29T11:55:18.238995420</dc:date>
    <meta:editing-duration>PT9M32S</meta:editing-duration>
    <meta:editing-cycles>2</meta:editing-cycles>
    <meta:generator>LibreOffice/6.4.7.2$Linux_X86_64 LibreOffice_project/40$Build-2</meta:generator>
    <meta:document-statistic meta:table-count="0" meta:image-count="0" meta:object-count="0" meta:page-count="4" meta:paragraph-count="26" meta:word-count="891" meta:character-count="5014" meta:non-whitespace-character-count="4082"/>
  </office:meta>
</office:document-meta>
</file>